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3.4437in"/>
    </style:style>
    <style:style style:name="co3" style:family="table-column">
      <style:table-column-properties fo:break-before="auto" style:column-width="3.3717in"/>
    </style:style>
    <style:style style:name="co4" style:family="table-column">
      <style:table-column-properties fo:break-before="auto" style:column-width="1.6366in"/>
    </style:style>
    <style:style style:name="co5" style:family="table-column">
      <style:table-column-properties fo:break-before="auto" style:column-width="1.8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6299in" fo:break-before="auto" style:use-optimal-row-height="true"/>
    </style:style>
    <style:style style:name="ro4" style:family="table-row">
      <style:table-row-properties style:row-height="1.8583in" fo:break-before="auto" style:use-optimal-row-height="true"/>
    </style:style>
    <style:style style:name="ro5" style:family="table-row">
      <style:table-row-properties style:row-height="0.3307in" fo:break-before="auto" style:use-optimal-row-height="true"/>
    </style:style>
    <style:style style:name="ro6" style:family="table-row">
      <style:table-row-properties style:row-height="2.0083in" fo:break-before="auto" style:use-optimal-row-height="true"/>
    </style:style>
    <style:style style:name="ro7" style:family="table-row">
      <style:table-row-properties style:row-height="0.7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Ubuntu Mono"/>
    </style:style>
    <style:style style:name="ce10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text-position="" style:font-name="Ubuntu Mono"/>
    </style:style>
    <style:style style:name="ce11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text-position="" style:font-name="Ubuntu Mono" style:font-name-asian="Droid Sans Fallback" style:font-name-complex="FreeSans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text-position="" style:font-name="Ubuntu Mono"/>
    </style:style>
    <style:style style:name="ce13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text-position="" style:font-name="Ubuntu Mono" style:font-name-asian="Droid Sans Fallback" style:font-name-complex="FreeSans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text-position="" style:font-name="Ubuntu Mono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text-position="" style:font-name="Ubuntu Mono" style:font-name-asian="Droid Sans Fallback" style:font-name-complex="FreeSans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text-position="" style:font-name="Ubuntu Mono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text-position="" style:font-name="Ubuntu Mono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position="" style:font-name="Ubuntu Mono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text-position="" style:font-name="Ubuntu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in"/>
      <style:text-properties style:text-position="" style:font-name="Ubuntu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center" fo:margin-left="0in"/>
      <style:text-properties style:text-position="" style:font-name="Ubuntu Mono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top"/>
      <style:paragraph-properties fo:text-align="center" fo:margin-left="0in"/>
      <style:text-properties style:text-position="" style:font-name="Ubuntu Mono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 fo:font-size="10pt" style:font-size-asian="10pt" style:font-size-complex="10pt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 Mono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in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center" fo:margin-left="0in"/>
      <style:text-properties style:font-name="Ubuntu Mono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66" style:text-align-source="fix" style:repeat-content="false" fo:border="0.06pt solid #000000" style:vertical-align="top"/>
      <style:paragraph-properties fo:text-align="center" fo:margin-left="0in"/>
      <style:text-properties style:font-name="Ubuntu Mono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32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33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34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35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3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T2" style:family="text">
      <style:text-properties style:font-name-asian="Droid Sans Fallback" style:font-name-complex="F"/>
    </style:style>
    <style:style style:name="T1" style:family="text">
      <style:text-properties style:font-name="Ubuntu Mono" style:font-name-asian="Droid Sans Fallback" style:font-name-complex="F"/>
    </style:style>
    <style:style style:name="T4" style:family="text">
      <style:text-properties style:font-name="Ubuntu Mono" style:font-name-asian="Droid Sans Fallback" style:font-name-complex=""/>
    </style:style>
    <style:style style:name="T5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TC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UD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PX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Serve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socket</text:p>
          </table:table-cell>
          <table:table-cell table:number-columns-repeated="6"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ind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style-name="ce1"/>
          <table:table-cell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sten</text:p>
          </table:table-cell>
          <table:table-cell table:style-name="ce8"/>
          <table:table-cell table:style-name="ce7" office:value-type="string" calcext:value-type="string">
            <text:p>+</text:p>
          </table:table-cell>
          <table:table-cell table:style-name="ce8"/>
          <table:table-cell table:style-name="ce1"/>
          <table:table-cell table:style-name="ce8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set_non_blocking</text:p>
          </table:table-cell>
          <table:table-cell table:style-name="ce8"/>
          <table:table-cell table:style-name="ce9" office:value-type="string" calcext:value-type="string">
            <text:p>[+]</text:p>
          </table:table-cell>
          <table:table-cell table:style-name="ce8"/>
          <table:table-cell table:style-name="ce1"/>
          <table:table-cell table:style-name="ce8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nect</text:p>
          </table:table-cell>
          <table:table-cell table:style-name="ce7" office:value-type="string" calcext:value-type="string">
            <text:p>+</text:p>
          </table:table-cell>
          <table:table-cell table:style-name="ce1"/>
          <table:table-cell table:style-name="ce9" office:value-type="string" calcext:value-type="string">
            <text:p>[+]</text:p>
          </table:table-cell>
          <table:table-cell table:style-name="ce1"/>
          <table:table-cell table:style-name="ce9" office:value-type="string" calcext:value-type="string">
            <text:p>[+]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shutdown</text:p>
          </table:table-cell>
          <table:table-cell table:number-columns-repeated="2" table:style-name="ce9" office:value-type="string" calcext:value-type="string">
            <text:p>[+]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ose</text:p>
          </table:table-cell>
          <table:table-cell table:number-columns-repeated="6" table:style-name="ce7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>
          <table:table-cell table:style-name="ce1" office:value-type="string" calcext:value-type="string">
            <text:p>socket</text:p>
          </table:table-cell>
          <table:table-cell table:style-name="ce10" office:value-type="string" calcext:value-type="string">
            <text:p>int sockfd = socket (</text:p>
            <text:p>  PF_INET       </text:p>
            <text:p>, SOCK_STREAM    </text:p>
            <text:p>, IPPROTO_TCP); </text:p>
          </table:table-cell>
          <table:table-cell table:style-name="ce11" office:value-type="string" calcext:value-type="string">
            <text:p>@see /TCP/Client/socket</text:p>
          </table:table-cell>
          <table:table-cell table:style-name="ce12" office:value-type="string" calcext:value-type="string">
            <text:p>int sockfd = socket (</text:p>
            <text:p>  PF_INET       </text:p>
            <text:p>, SOCK_DGRAM    </text:p>
            <text:p>, IPPROTO_UDP); </text:p>
          </table:table-cell>
          <table:table-cell table:style-name="ce13" office:value-type="string" calcext:value-type="string">
            <text:p>@see /UDP/Client/socket </text:p>
          </table:table-cell>
          <table:table-cell table:style-name="ce14" office:value-type="string" calcext:value-type="string">
            <text:p>int sockfd = socket (</text:p>
            <text:p>  PF_IPX       </text:p>
            <text:p>, SOCK_DGRAM    </text:p>
            <text:p>, 0); </text:p>
          </table:table-cell>
          <table:table-cell table:style-name="ce15" office:value-type="string" calcext:value-type="string">
            <text:p>@see /IPX/Client/socket </text:p>
          </table:table-cell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4">
          <table:table-cell table:style-name="ce1" office:value-type="string" calcext:value-type="string">
            <text:p>bind</text:p>
          </table:table-cell>
          <table:table-cell table:style-name="ce1"/>
          <table:table-cell table:style-name="ce11" office:value-type="string" calcext:value-type="string">
            <text:p><text:span text:style-name="T2">sockaddr_in saddr;</text:span></text:p>
            <text:p><text:span text:style-name="T2">uint16_t port = /* port */;</text:span></text:p>
            <text:p><text:span text:style-name="T2">uint32_t addr = /* 32-bit IP4 address */;</text:span></text:p>
            <text:p><text:span text:style-name="T2"/></text:p>
            <text:p><text:span text:style-name="T2">memset(&amp; saddr, 0, sizeof(saddr));</text:span></text:p>
            <text:p><text:span text:style-name="T2">saddr.sin_family = PF_INET;</text:span></text:p>
            <text:p><text:span text:style-name="T2">saddr.sin_port = htons(port);</text:span></text:p>
            <text:p><text:span text:style-name="T2">saddr.sin_addr.s_addr = htonl(addr);</text:span></text:p>
            <text:p><text:span text:style-name="T2"/></text:p>
            <text:p><text:span text:style-name="T2">int rc = bind(sockfd</text:span></text:p>
            <text:p><text:span text:style-name="T2">    , &amp; saddr</text:span></text:p>
            <text:p><text:span text:style-name="T2">    , sizeof(saddr));</text:span></text:p>
          </table:table-cell>
          <table:table-cell table:style-name="ce1"/>
          <table:table-cell table:style-name="ce11" office:value-type="string" calcext:value-type="string">
            <text:p>@see /TCP/Server/bind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5">
          <table:table-cell table:style-name="ce1" office:value-type="string" calcext:value-type="string">
            <text:p>listen</text:p>
          </table:table-cell>
          <table:table-cell table:style-name="ce1"/>
          <table:table-cell table:style-name="ce1" office:value-type="string" calcext:value-type="string">
            <text:p>int backlog = /* SOMAXCONN or less */;</text:p>
            <text:p>rc = listen(sockfd, backlog)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5">
          <table:table-cell table:style-name="ce1" office:value-type="string" calcext:value-type="string">
            <text:p>set_non_blocking</text:p>
          </table:table-cell>
          <table:table-cell table:style-name="ce1"/>
          <table:table-cell table:style-name="ce1" office:value-type="string" calcext:value-type="string">
            <text:p>int flags = fcntl(_fd, F_GETFL, 0);</text:p>
            <text:p>fcntl(_fd, F_SETFL, flags | O_NONBLOCK) &gt;= 0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6"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ockaddr_in server_addr;</text:p>
            <text:p><text:span text:style-name="T1">uint16_t port = /* port */;</text:span></text:p>
            <text:p><text:span text:style-name="T1">uint32_t addr = /* 32-bit IP4 address */;</text:span></text:p>
            <text:p><text:span text:style-name="T1"/></text:p>
            <text:p>memset(&amp; server_addr, 0, sizeof(server_addr));</text:p>
            <text:p>stSockAddr.sin_family = PF_INET;</text:p>
            <text:p>server_addr.sin_port = htons(port);</text:p>
            <text:p><text:span text:style-name="T1">server_addr.sin_addr.s_addr = htonl(addr);</text:span></text:p>
            <text:p><text:span text:style-name="T1"/></text:p>
            <text:p>int rc = connect(sockfd</text:p>
            <text:p>    , &amp; server_addr</text:p>
            <text:p>    , sizeof(server_addr);</text:p>
            <text:p/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>
            <text:p>shutdown</text:p>
          </table:table-cell>
          <table:table-cell table:number-columns-repeated="2" table:style-name="ce10" office:value-type="string" calcext:value-type="string">
            <text:p>shutdown(sockfd, SHUT_RDWR);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>
            <text:p>close</text:p>
          </table:table-cell>
          <table:table-cell table:number-columns-repeated="6" table:style-name="ce10" office:value-type="string" calcext:value-type="string">
            <text:p>close(sockfd);</text:p>
          </table:table-cell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7">
          <table:table-cell table:style-name="ce1" office:value-type="string" calcext:value-type="string">
            <text:p>Application</text:p>
            <text:p>loop</text:p>
          </table:table-cell>
          <table:table-cell table:style-name="ce1" office:value-type="string" calcext:value-type="string">
            <text:p>while(1) {</text:p>
            <text:p>    send     </text:p>
            <text:p>    recv     </text:p>
            <text:p>}         </text:p>
          </table:table-cell>
          <table:table-cell table:style-name="ce1" office:value-type="string" calcext:value-type="string">
            <text:p>while(1) {</text:p>
            <text:p>    accept   </text:p>
            <text:p>    recv     </text:p>
            <text:p>    send     </text:p>
            <text:p>}         </text:p>
          </table:table-cell>
          <table:table-cell table:style-name="ce1" office:value-type="string" calcext:value-type="string">
            <text:p>while(1) {</text:p>
            <text:p>    sendto   </text:p>
            <text:p>    recvfrom </text:p>
            <text:p>}         </text:p>
            <text:p>          </text:p>
          </table:table-cell>
          <table:table-cell table:style-name="ce1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style-name="ce1" office:value-type="string" calcext:value-type="string">
            <text:p>while(1) {</text:p>
            <text:p>    sendto   </text:p>
            <text:p>    recvfrom </text:p>
            <text:p>}         </text:p>
          </table:table-cell>
          <table:table-cell table:style-name="ce1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6:33:00.340982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51:35.443827438</meta:creation-date>
    <meta:generator>LibreOffice/4.2.8.2$Linux_X86_64 LibreOffice_project/420m0$Build-2</meta:generator>
    <dc:date>2015-07-02T16:44:52.979217690</dc:date>
    <meta:editing-duration>PT4H27M58S</meta:editing-duration>
    <meta:editing-cycles>27</meta:editing-cycles>
    <meta:document-statistic meta:table-count="1" meta:cell-count="71" meta:object-count="0"/>
  </office:meta>
</office:document-meta>
</file>